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URLConnectionImpl.get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getJar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getJarFil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get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getJar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JarURLConnectionImpl( JarFileObject file , FileConten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rURLConnectionImpl.getEnt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URLConnectionImpl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